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7000002CCA4BF881D.png"/>
  <manifest:file-entry manifest:media-type="image/png" manifest:full-path="Pictures/1000000000000160000000E206D9C5DA.png"/>
  <manifest:file-entry manifest:media-type="image/png" manifest:full-path="Pictures/10000000000002F60000020CCE602007.png"/>
  <manifest:file-entry manifest:media-type="image/png" manifest:full-path="Pictures/10000000000002FA0000028C4A46099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0.629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0.101cm" svg:height="17.181cm" svg:x="4.949cm" svg:y="1.581cm">
          <draw:image xlink:href="Pictures/10000000000002FA0000028C4A46099A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1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9.243cm" svg:height="5.91cm" svg:x="9.484cm" svg:y="7.353cm">
          <draw:image xlink:href="Pictures/1000000000000160000000E206D9C5DA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1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2.988cm" svg:height="18.882cm" svg:x="3.196cm" svg:y="1.391cm">
          <draw:image xlink:href="Pictures/1000000000000367000002CCA4BF881D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1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19.999cm" svg:height="13.814cm" svg:x="3.402cm" svg:y="3.607cm">
          <draw:image xlink:href="Pictures/10000000000002F60000020CCE602007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1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presentation:style-name="Default-title" draw:layer="backgroundobjects" svg:width="23.91cm" svg:height="3.506cm" svg:x="2.057cm" svg:y="1.743cm" presentation:class="title" presentation:placeholder="true">
        <draw:text-box/>
      </draw:frame>
      <draw:frame presentation:style-name="Default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39$Build-9242</meta:generator>
    <meta:creation-date>2004-03-08T16:06:47</meta:creation-date>
    <dc:date>2004-03-08T17:12:03</dc:date>
    <meta:editing-cycles>3</meta:editing-cycles>
    <meta:editing-duration>PT1H5M21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